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5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047in"/>
    </style:style>
    <style:style style:name="co4" style:family="table-column">
      <style:table-column-properties fo:break-before="auto" style:column-width="1.2591in"/>
    </style:style>
    <style:style style:name="co5" style:family="table-column">
      <style:table-column-properties fo:break-before="auto" style:column-width="0.7854in"/>
    </style:style>
    <style:style style:name="co6" style:family="table-column">
      <style:table-column-properties fo:break-before="auto" style:column-width="0.7528in"/>
    </style:style>
    <style:style style:name="co7" style:family="table-column">
      <style:table-column-properties fo:break-before="auto" style:column-width="0.6992in"/>
    </style:style>
    <style:style style:name="co8" style:family="table-column">
      <style:table-column-properties fo:break-before="auto" style:column-width="1.1402in"/>
    </style:style>
    <style:style style:name="co9" style:family="table-column">
      <style:table-column-properties fo:break-before="auto" style:column-width="1.302in"/>
    </style:style>
    <style:style style:name="co10" style:family="table-column">
      <style:table-column-properties fo:break-before="auto" style:column-width="1.2807in"/>
    </style:style>
    <style:style style:name="co11" style:family="table-column">
      <style:table-column-properties fo:break-before="auto" style:column-width="0.6665in"/>
    </style:style>
    <style:style style:name="ro1" style:family="table-row">
      <style:table-row-properties style:row-height="0.2701in" fo:break-before="auto" style:use-optimal-row-height="true"/>
    </style:style>
    <style:style style:name="ro2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order="0.0008in solid #000000"/>
      <style:text-properties fo:font-style="italic" style:font-style-asian="italic" style:font-style-complex="italic"/>
    </style:style>
    <style:style style:name="ce6" style:family="table-cell" style:parent-style-name="Default" style:data-style-name="N11">
      <style:table-cell-properties fo:border="0.0008in solid #000000"/>
    </style:style>
    <style:style style:name="ce7" style:family="table-cell" style:parent-style-name="Default" style:data-style-name="N0">
      <style:table-cell-properties fo:border="0.0008in solid #000000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normal" style:font-style-asian="normal" style:font-style-complex="normal"/>
    </style:style>
    <style:style style:name="ce1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 style:font-style-asian="italic" style:font-style-complex="italic"/>
    </style:style>
    <style:style style:name="ce12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">
      <style:table-cell-properties style:text-align-source="fix" style:repeat-content="false" fo:border="0.0008in solid #000000"/>
      <style:paragraph-properties fo:text-align="center" fo:margin-left="0in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 style:data-style-name="N117">
      <style:table-cell-properties fo:border="0.0008in solid #000000"/>
    </style:style>
    <style:style style:name="ce16" style:family="table-cell" style:parent-style-name="Default" style:data-style-name="N117"/>
    <style:style style:name="ce17" style:family="table-cell" style:parent-style-name="Default" style:data-style-name="N117">
      <style:text-properties fo:color="#ff0000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008in solid #000000"/>
      <style:paragraph-properties fo:text-align="end" fo:margin-left="0in"/>
    </style:style>
    <style:style style:name="ce21" style:family="table-cell" style:parent-style-name="Default" style:data-style-name="N1">
      <style:table-cell-properties fo:border="0.0008in solid #000000"/>
    </style:style>
    <style:style style:name="gr1" style:family="graphic">
      <style:graphic-properties draw:ole-draw-aspect="1"/>
    </style:style>
  </office:automatic-styles>
  <office:body>
    <office:spreadsheet>
      <table:table table:name="Tabella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table:number-columns-spanned="3" table:number-rows-spanned="1">
            <text:p>Fasi</text:p>
          </table:table-cell>
          <table:covered-table-cell table:style-name="Default"/>
          <table:covered-table-cell/>
          <table:table-cell table:number-columns-repeated="5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2" office:value-type="string">
            <text:p>Fasi</text:p>
          </table:table-cell>
          <table:table-cell table:style-name="ce2" office:value-type="string">
            <text:p>Percentuale</text:p>
          </table:table-cell>
          <table:table-cell table:style-name="ce12" office:value-type="string">
            <text:p>Ore</text:p>
          </table:table-cell>
          <table:table-cell table:style-name="ce2" office:value-type="string">
            <text:p>Giorni</text:p>
          </table:table-cell>
          <table:table-cell table:number-columns-repeated="4"/>
        </table:table-row>
        <table:table-row table:style-name="ro2">
          <table:table-cell office:value-type="string">
            <text:p>Analisi</text:p>
          </table:table-cell>
          <table:table-cell table:style-name="ce6" table:formula="oooc:=[.C4]/[.C8]" office:value-type="percentage" office:value="0.176375404530744">
            <text:p>17.64%</text:p>
          </table:table-cell>
          <table:table-cell table:style-name="ce8" office:value-type="float" office:value="109">
            <text:p>109</text:p>
          </table:table-cell>
          <table:table-cell table:style-name="ce13" table:formula="oooc:=[.D8]*[.C4]/[.C8]" office:value-type="float" office:value="10.5825242718447">
            <text:p>11</text:p>
          </table:table-cell>
          <table:table-cell table:number-columns-repeated="4"/>
        </table:table-row>
        <table:table-row table:style-name="ro2">
          <table:table-cell office:value-type="string">
            <text:p>Progettazione</text:p>
          </table:table-cell>
          <table:table-cell table:style-name="ce6" table:formula="oooc:=[.C5]/[.C8]" office:value-type="percentage" office:value="0.322006472491909">
            <text:p>32.20%</text:p>
          </table:table-cell>
          <table:table-cell table:style-name="ce8" office:value-type="float" office:value="199">
            <text:p>199</text:p>
          </table:table-cell>
          <table:table-cell table:style-name="ce13" table:formula="oooc:=[.D8]*[.C5]/[.C8]" office:value-type="float" office:value="19.3203883495146">
            <text:p>19</text:p>
          </table:table-cell>
          <table:table-cell table:number-columns-repeated="4"/>
        </table:table-row>
        <table:table-row table:style-name="ro2">
          <table:table-cell office:value-type="string">
            <text:p>Programmazione</text:p>
          </table:table-cell>
          <table:table-cell table:style-name="ce6" table:formula="oooc:=[.C6]/[.C8]" office:value-type="percentage" office:value="0.226537216828479">
            <text:p>22.65%</text:p>
          </table:table-cell>
          <table:table-cell table:style-name="ce8" office:value-type="float" office:value="140">
            <text:p>140</text:p>
          </table:table-cell>
          <table:table-cell table:style-name="ce13" table:formula="oooc:=[.D8]*[.C6]/[.C8]" office:value-type="float" office:value="13.5922330097087">
            <text:p>14</text:p>
          </table:table-cell>
          <table:table-cell table:number-columns-repeated="4"/>
        </table:table-row>
        <table:table-row table:style-name="ro2">
          <table:table-cell office:value-type="string">
            <text:p>Verifica</text:p>
          </table:table-cell>
          <table:table-cell table:style-name="ce6" table:formula="oooc:=[.C7]/[.C8]" office:value-type="percentage" office:value="0.275080906148867">
            <text:p>27.51%</text:p>
          </table:table-cell>
          <table:table-cell table:style-name="ce8" office:value-type="float" office:value="170">
            <text:p>170</text:p>
          </table:table-cell>
          <table:table-cell table:style-name="ce13" table:formula="oooc:=[.D8]*[.C7]/[.C8]" office:value-type="float" office:value="16.504854368932">
            <text:p>17</text:p>
          </table:table-cell>
          <table:table-cell table:number-columns-repeated="4"/>
        </table:table-row>
        <table:table-row table:style-name="ro2">
          <table:table-cell office:value-type="string">
            <text:p>Totali</text:p>
          </table:table-cell>
          <table:table-cell table:style-name="ce7" table:formula="oooc:=SUM([.B4:.B7])" office:value-type="percentage" office:value="1">
            <text:p>100.00%</text:p>
          </table:table-cell>
          <table:table-cell table:style-name="ce8" table:formula="oooc:=SUM([.C4:.C7])" office:value-type="float" office:value="618">
            <text:p>618</text:p>
          </table:table-cell>
          <table:table-cell table:style-name="ce8" office:value-type="float" office:value="60">
            <text:p>60</text:p>
          </table:table-cell>
          <table:table-cell table:number-columns-repeated="4"/>
        </table:table-row>
        <table:table-row table:style-name="ro2" table:number-rows-repeated="8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4"/>
          <table:table-cell>
            <draw:frame table:end-cell-address="Tabella1.N29" table:end-x="0.1728in" table:end-y="0.0331in" draw:z-index="1" draw:style-name="gr1" svg:width="5.5098in" svg:height="2.5098in" svg:x="0.8862in" svg:y="0.2047in">
              <draw:object draw:notify-on-update-of-ranges="Tabella1.A20:Tabella1.A20 Tabella1.A21:Tabella1.A26 Tabella1.B20:Tabella1.B20 Tabella1.B21:Tabella1.B2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table:style-name="ce1" office:value-type="string" table:number-columns-spanned="3" table:number-rows-spanned="1">
            <text:p>Ruoli Analisi</text:p>
          </table:table-cell>
          <table:covered-table-cell table:style-name="Default"/>
          <table:covered-table-cell/>
          <table:table-cell table:number-columns-repeated="5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2" office:value-type="string">
            <text:p>Ruolo</text:p>
          </table:table-cell>
          <table:table-cell table:style-name="ce2" office:value-type="string">
            <text:p>Ore</text:p>
          </table:table-cell>
          <table:table-cell table:style-name="ce2" office:value-type="string">
            <text:p>Percentuale</text:p>
          </table:table-cell>
          <table:table-cell table:style-name="ce2" office:value-type="string">
            <text:p>n° componenti</text:p>
          </table:table-cell>
          <table:table-cell table:style-name="ce2" office:value-type="string">
            <text:p>Costo</text:p>
          </table:table-cell>
          <table:table-cell table:number-columns-repeated="3"/>
        </table:table-row>
        <table:table-row table:style-name="ro2">
          <table:table-cell office:value-type="string">
            <text:p>Analista</text:p>
          </table:table-cell>
          <table:table-cell office:value-type="float" office:value="54">
            <text:p>54</text:p>
          </table:table-cell>
          <table:table-cell table:style-name="ce6" table:formula="oooc:=[.B21]/[.B$27]" office:value-type="percentage" office:value="0.495412844036697">
            <text:p>49.54%</text:p>
          </table:table-cell>
          <table:table-cell table:style-name="ce8" office:value-type="float" office:value="2">
            <text:p>2</text:p>
          </table:table-cell>
          <table:table-cell table:style-name="ce15" table:formula="oooc:=[.B21]*[.F21]" office:value-type="currency" office:currency="EUR" office:value="1350">
            <text:p>€ 1,350.00</text:p>
          </table:table-cell>
          <table:table-cell table:style-name="ce15" table:formula="oooc:=[.B69]" office:value-type="currency" office:currency="EUR" office:value="25">
            <text:p>€ 25.00</text:p>
          </table:table-cell>
          <table:table-cell table:number-columns-repeated="2"/>
        </table:table-row>
        <table:table-row table:style-name="ro2">
          <table:table-cell office:value-type="string">
            <text:p>Responsabile</text:p>
          </table:table-cell>
          <table:table-cell office:value-type="float" office:value="20">
            <text:p>20</text:p>
          </table:table-cell>
          <table:table-cell table:style-name="ce6" table:formula="oooc:=[.B22]/[.B$27]" office:value-type="percentage" office:value="0.18348623853211">
            <text:p>18.35%</text:p>
          </table:table-cell>
          <table:table-cell table:style-name="ce8" office:value-type="float" office:value="1">
            <text:p>1</text:p>
          </table:table-cell>
          <table:table-cell table:style-name="ce15" table:formula="oooc:=[.B22]*[.F22]" office:value-type="currency" office:currency="EUR" office:value="600">
            <text:p>€ 600.00</text:p>
          </table:table-cell>
          <table:table-cell table:style-name="ce15" table:formula="oooc:=[.B70]" office:value-type="currency" office:currency="EUR" office:value="30">
            <text:p>€ 30.00</text:p>
          </table:table-cell>
          <table:table-cell table:number-columns-repeated="2"/>
        </table:table-row>
        <table:table-row table:style-name="ro2">
          <table:table-cell office:value-type="string">
            <text:p>Amministratore</text:p>
          </table:table-cell>
          <table:table-cell office:value-type="float" office:value="15">
            <text:p>15</text:p>
          </table:table-cell>
          <table:table-cell table:style-name="ce6" table:formula="oooc:=[.B23]/[.B$27]" office:value-type="percentage" office:value="0.137614678899083">
            <text:p>13.76%</text:p>
          </table:table-cell>
          <table:table-cell table:style-name="ce8" office:value-type="float" office:value="1">
            <text:p>1</text:p>
          </table:table-cell>
          <table:table-cell table:style-name="ce15" table:formula="oooc:=[.B23]*[.F23]" office:value-type="currency" office:currency="EUR" office:value="270">
            <text:p>€ 270.00</text:p>
          </table:table-cell>
          <table:table-cell table:style-name="ce15" table:formula="oooc:=[.B71]" office:value-type="currency" office:currency="EUR" office:value="18">
            <text:p>€ 18.00</text:p>
          </table:table-cell>
          <table:table-cell table:number-columns-repeated="2"/>
        </table:table-row>
        <table:table-row table:style-name="ro2">
          <table:table-cell office:value-type="string">
            <text:p>Progettista</text:p>
          </table:table-cell>
          <table:table-cell office:value-type="float" office:value="5">
            <text:p>5</text:p>
          </table:table-cell>
          <table:table-cell table:style-name="ce6" table:formula="oooc:=[.B24]/[.B$27]" office:value-type="percentage" office:value="0.0458715596330275">
            <text:p>4.59%</text:p>
          </table:table-cell>
          <table:table-cell table:style-name="ce8" office:value-type="float" office:value="1">
            <text:p>1</text:p>
          </table:table-cell>
          <table:table-cell table:style-name="ce15" table:formula="oooc:=[.B24]*[.F24]" office:value-type="currency" office:currency="EUR" office:value="100">
            <text:p>€ 100.00</text:p>
          </table:table-cell>
          <table:table-cell table:style-name="ce15" table:formula="oooc:=[.B72]" office:value-type="currency" office:currency="EUR" office:value="20">
            <text:p>€ 20.00</text:p>
          </table:table-cell>
          <table:table-cell table:number-columns-repeated="2"/>
        </table:table-row>
        <table:table-row table:style-name="ro2">
          <table:table-cell office:value-type="string">
            <text:p>Programmatore</text:p>
          </table:table-cell>
          <table:table-cell office:value-type="float" office:value="0">
            <text:p>0</text:p>
          </table:table-cell>
          <table:table-cell table:style-name="ce6" table:formula="oooc:=[.B25]/[.B$27]" office:value-type="percentage" office:value="0">
            <text:p>0.00%</text:p>
          </table:table-cell>
          <table:table-cell table:style-name="ce8" office:value-type="float" office:value="0">
            <text:p>0</text:p>
          </table:table-cell>
          <table:table-cell table:style-name="ce15" table:formula="oooc:=[.B25]*[.F25]" office:value-type="currency" office:currency="EUR" office:value="0">
            <text:p>€ 0.00</text:p>
          </table:table-cell>
          <table:table-cell table:style-name="ce15" table:formula="oooc:=[.B73]" office:value-type="currency" office:currency="EUR" office:value="15">
            <text:p>€ 15.00</text:p>
          </table:table-cell>
          <table:table-cell table:number-columns-repeated="2"/>
        </table:table-row>
        <table:table-row table:style-name="ro2">
          <table:table-cell office:value-type="string">
            <text:p>Verificatore</text:p>
          </table:table-cell>
          <table:table-cell office:value-type="float" office:value="15">
            <text:p>15</text:p>
          </table:table-cell>
          <table:table-cell table:style-name="ce6" table:formula="oooc:=[.B26]/[.B$27]" office:value-type="percentage" office:value="0.137614678899083">
            <text:p>13.76%</text:p>
          </table:table-cell>
          <table:table-cell table:style-name="ce8" office:value-type="float" office:value="1">
            <text:p>1</text:p>
          </table:table-cell>
          <table:table-cell table:style-name="ce15" table:formula="oooc:=[.B26]*[.F26]" office:value-type="currency" office:currency="EUR" office:value="225">
            <text:p>€ 225.00</text:p>
          </table:table-cell>
          <table:table-cell table:style-name="ce15" table:formula="oooc:=[.B74]" office:value-type="currency" office:currency="EUR" office:value="15">
            <text:p>€ 15.00</text:p>
          </table:table-cell>
          <table:table-cell table:number-columns-repeated="2"/>
        </table:table-row>
        <table:table-row table:style-name="ro2">
          <table:table-cell office:value-type="string">
            <text:p>Totali</text:p>
          </table:table-cell>
          <table:table-cell table:formula="oooc:=[.C4]" office:value-type="float" office:value="109">
            <text:p>109</text:p>
          </table:table-cell>
          <table:table-cell table:style-name="ce6" table:formula="oooc:=SUM([.C21:.C26])" office:value-type="percentage" office:value="1">
            <text:p>100.00%</text:p>
          </table:table-cell>
          <table:table-cell table:style-name="ce8" table:formula="oooc:=SUM([.D21:.D26])" office:value-type="float" office:value="6">
            <text:p>6</text:p>
          </table:table-cell>
          <table:table-cell table:style-name="ce15" table:formula="oooc:=SUM([.E21:.E26])" office:value-type="currency" office:currency="EUR" office:value="2545">
            <text:p>€ 2,545.00</text:p>
          </table:table-cell>
          <table:table-cell table:style-name="ce16"/>
          <table:table-cell table:number-columns-repeated="2"/>
        </table:table-row>
        <table:table-row table:style-name="ro2" table:number-rows-repeated="3">
          <table:table-cell table:style-name="Default" table:number-columns-repeated="2"/>
          <table:table-cell table:number-columns-repeated="3"/>
          <table:table-cell table:style-name="ce16"/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ce16"/>
          <table:table-cell>
            <draw:frame table:end-cell-address="Tabella1.N43" table:end-x="0.1622in" table:end-y="0.0433in" draw:z-index="2" draw:style-name="gr1" svg:width="5.5098in" svg:height="2.5098in" svg:x="0.8756in" svg:y="0.2154in">
              <draw:object draw:notify-on-update-of-ranges="Tabella1.A34:Tabella1.A34 Tabella1.A35:Tabella1.A40 Tabella1.B34:Tabella1.B34 Tabella1.B35:Tabella1.B4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1">
          <table:table-cell table:style-name="ce1" office:value-type="string" table:number-columns-spanned="3" table:number-rows-spanned="1">
            <text:p>Ruoli Progettazione</text:p>
          </table:table-cell>
          <table:covered-table-cell table:style-name="Default"/>
          <table:covered-table-cell/>
          <table:table-cell table:number-columns-repeated="2"/>
          <table:table-cell table:style-name="ce16"/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ce16"/>
          <table:table-cell table:number-columns-repeated="2"/>
        </table:table-row>
        <table:table-row table:style-name="ro2">
          <table:table-cell table:style-name="ce2" office:value-type="string">
            <text:p>Ruolo</text:p>
          </table:table-cell>
          <table:table-cell table:style-name="ce2" office:value-type="string">
            <text:p>Ore</text:p>
          </table:table-cell>
          <table:table-cell table:style-name="ce2" office:value-type="string">
            <text:p>Percentuale</text:p>
          </table:table-cell>
          <table:table-cell table:style-name="ce2" office:value-type="string">
            <text:p>n° componenti</text:p>
          </table:table-cell>
          <table:table-cell table:style-name="ce2" office:value-type="string">
            <text:p>Costo</text:p>
          </table:table-cell>
          <table:table-cell table:style-name="ce16"/>
          <table:table-cell table:number-columns-repeated="2"/>
        </table:table-row>
        <table:table-row table:style-name="ro2">
          <table:table-cell office:value-type="string">
            <text:p>Analista</text:p>
          </table:table-cell>
          <table:table-cell office:value-type="float" office:value="0">
            <text:p>0</text:p>
          </table:table-cell>
          <table:table-cell table:style-name="ce6" table:formula="oooc:=[.B35]/[.B$41]" office:value-type="percentage" office:value="0">
            <text:p>0.00%</text:p>
          </table:table-cell>
          <table:table-cell table:style-name="ce8" office:value-type="float" office:value="0">
            <text:p>0</text:p>
          </table:table-cell>
          <table:table-cell table:style-name="ce15" table:formula="oooc:=[.F35]*[.B35]" office:value-type="currency" office:currency="EUR" office:value="0">
            <text:p>€ 0.00</text:p>
          </table:table-cell>
          <table:table-cell table:style-name="ce15" table:formula="oooc:=[.B69]" office:value-type="currency" office:currency="EUR" office:value="25">
            <text:p>€ 25.00</text:p>
          </table:table-cell>
          <table:table-cell table:number-columns-repeated="2"/>
        </table:table-row>
        <table:table-row table:style-name="ro2">
          <table:table-cell office:value-type="string">
            <text:p>Responsabile</text:p>
          </table:table-cell>
          <table:table-cell office:value-type="float" office:value="15">
            <text:p>15</text:p>
          </table:table-cell>
          <table:table-cell table:style-name="ce6" table:formula="oooc:=[.B36]/[.B$41]" office:value-type="percentage" office:value="0.0753768844221105">
            <text:p>7.54%</text:p>
          </table:table-cell>
          <table:table-cell table:style-name="ce8" office:value-type="float" office:value="1">
            <text:p>1</text:p>
          </table:table-cell>
          <table:table-cell table:style-name="ce15" table:formula="oooc:=[.F36]*[.B36]" office:value-type="currency" office:currency="EUR" office:value="450">
            <text:p>€ 450.00</text:p>
          </table:table-cell>
          <table:table-cell table:style-name="ce15" table:formula="oooc:=[.B70]" office:value-type="currency" office:currency="EUR" office:value="30">
            <text:p>€ 30.00</text:p>
          </table:table-cell>
          <table:table-cell table:number-columns-repeated="2"/>
        </table:table-row>
        <table:table-row table:style-name="ro2">
          <table:table-cell office:value-type="string">
            <text:p>Amministratore</text:p>
          </table:table-cell>
          <table:table-cell office:value-type="float" office:value="10">
            <text:p>10</text:p>
          </table:table-cell>
          <table:table-cell table:style-name="ce6" table:formula="oooc:=[.B37]/[.B$41]" office:value-type="percentage" office:value="0.050251256281407">
            <text:p>5.03%</text:p>
          </table:table-cell>
          <table:table-cell table:style-name="ce8" office:value-type="float" office:value="1">
            <text:p>1</text:p>
          </table:table-cell>
          <table:table-cell table:style-name="ce15" table:formula="oooc:=[.F37]*[.B37]" office:value-type="currency" office:currency="EUR" office:value="180">
            <text:p>€ 180.00</text:p>
          </table:table-cell>
          <table:table-cell table:style-name="ce15" table:formula="oooc:=[.B71]" office:value-type="currency" office:currency="EUR" office:value="18">
            <text:p>€ 18.00</text:p>
          </table:table-cell>
          <table:table-cell table:number-columns-repeated="2"/>
        </table:table-row>
        <table:table-row table:style-name="ro2">
          <table:table-cell office:value-type="string">
            <text:p>Progettista</text:p>
          </table:table-cell>
          <table:table-cell office:value-type="float" office:value="144">
            <text:p>144</text:p>
          </table:table-cell>
          <table:table-cell table:style-name="ce6" table:formula="oooc:=[.B38]/[.B$41]" office:value-type="percentage" office:value="0.723618090452261">
            <text:p>72.36%</text:p>
          </table:table-cell>
          <table:table-cell table:style-name="ce8" office:value-type="float" office:value="3">
            <text:p>3</text:p>
          </table:table-cell>
          <table:table-cell table:style-name="ce15" table:formula="oooc:=[.F38]*[.B38]" office:value-type="currency" office:currency="EUR" office:value="2880">
            <text:p>€ 2,880.00</text:p>
          </table:table-cell>
          <table:table-cell table:style-name="ce15" table:formula="oooc:=[.B72]" office:value-type="currency" office:currency="EUR" office:value="20">
            <text:p>€ 20.00</text:p>
          </table:table-cell>
          <table:table-cell table:number-columns-repeated="2"/>
        </table:table-row>
        <table:table-row table:style-name="ro2">
          <table:table-cell office:value-type="string">
            <text:p>Programmatore</text:p>
          </table:table-cell>
          <table:table-cell office:value-type="float" office:value="0">
            <text:p>0</text:p>
          </table:table-cell>
          <table:table-cell table:style-name="ce6" table:formula="oooc:=[.B39]/[.B$41]" office:value-type="percentage" office:value="0">
            <text:p>0.00%</text:p>
          </table:table-cell>
          <table:table-cell table:style-name="ce8" office:value-type="float" office:value="0">
            <text:p>0</text:p>
          </table:table-cell>
          <table:table-cell table:style-name="ce15" table:formula="oooc:=[.F39]*[.B39]" office:value-type="currency" office:currency="EUR" office:value="0">
            <text:p>€ 0.00</text:p>
          </table:table-cell>
          <table:table-cell table:style-name="ce15" table:formula="oooc:=[.B73]" office:value-type="currency" office:currency="EUR" office:value="15">
            <text:p>€ 15.00</text:p>
          </table:table-cell>
          <table:table-cell table:number-columns-repeated="2"/>
        </table:table-row>
        <table:table-row table:style-name="ro2">
          <table:table-cell office:value-type="string">
            <text:p>Verificatore</text:p>
          </table:table-cell>
          <table:table-cell office:value-type="float" office:value="30">
            <text:p>30</text:p>
          </table:table-cell>
          <table:table-cell table:style-name="ce6" table:formula="oooc:=[.B40]/[.B$41]" office:value-type="percentage" office:value="0.150753768844221">
            <text:p>15.08%</text:p>
          </table:table-cell>
          <table:table-cell table:style-name="ce8" office:value-type="float" office:value="1">
            <text:p>1</text:p>
          </table:table-cell>
          <table:table-cell table:style-name="ce15" table:formula="oooc:=[.F40]*[.B40]" office:value-type="currency" office:currency="EUR" office:value="450">
            <text:p>€ 450.00</text:p>
          </table:table-cell>
          <table:table-cell table:style-name="ce15" table:formula="oooc:=[.B74]" office:value-type="currency" office:currency="EUR" office:value="15">
            <text:p>€ 15.00</text:p>
          </table:table-cell>
          <table:table-cell table:number-columns-repeated="2"/>
        </table:table-row>
        <table:table-row table:style-name="ro2">
          <table:table-cell office:value-type="string">
            <text:p>Totali</text:p>
          </table:table-cell>
          <table:table-cell table:formula="oooc:=[.C5]" office:value-type="float" office:value="199">
            <text:p>199</text:p>
          </table:table-cell>
          <table:table-cell table:style-name="ce6" table:formula="oooc:=SUM([.C35:.C40])" office:value-type="percentage" office:value="1">
            <text:p>100.00%</text:p>
          </table:table-cell>
          <table:table-cell table:style-name="ce8" table:formula="oooc:=SUM([.D35:.D40])" office:value-type="float" office:value="6">
            <text:p>6</text:p>
          </table:table-cell>
          <table:table-cell table:style-name="ce15" table:formula="oooc:=SUM([.E35:.E40])" office:value-type="currency" office:currency="EUR" office:value="3960">
            <text:p>€ 3,960.00</text:p>
          </table:table-cell>
          <table:table-cell table:style-name="ce16"/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ce16"/>
          <table:table-cell table:number-columns-repeated="2"/>
        </table:table-row>
        <table:table-row table:style-name="ro1">
          <table:table-cell table:style-name="ce1" office:value-type="string" table:number-columns-spanned="3" table:number-rows-spanned="1">
            <text:p>Ruoli Programmazione</text:p>
          </table:table-cell>
          <table:covered-table-cell table:style-name="Default"/>
          <table:covered-table-cell/>
          <table:table-cell table:number-columns-repeated="2"/>
          <table:table-cell table:style-name="ce16"/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ce16"/>
          <table:table-cell table:number-columns-repeated="2"/>
        </table:table-row>
        <table:table-row table:style-name="ro2">
          <table:table-cell table:style-name="ce2" office:value-type="string">
            <text:p>Ruolo</text:p>
          </table:table-cell>
          <table:table-cell table:style-name="ce2" office:value-type="string">
            <text:p>Ore</text:p>
          </table:table-cell>
          <table:table-cell table:style-name="ce2" office:value-type="string">
            <text:p>Percentuale</text:p>
          </table:table-cell>
          <table:table-cell table:style-name="ce2" office:value-type="string">
            <text:p>n° componenti</text:p>
          </table:table-cell>
          <table:table-cell table:style-name="ce2" office:value-type="string">
            <text:p>Costo</text:p>
          </table:table-cell>
          <table:table-cell table:style-name="ce16"/>
          <table:table-cell/>
          <table:table-cell>
            <draw:frame table:end-cell-address="Tabella1.N56" table:end-x="0.1819in" table:end-y="0.0484in" draw:z-index="3" draw:style-name="gr1" svg:width="5.5098in" svg:height="2.5098in" svg:x="0.0063in" svg:y="0.0012in">
              <draw:object draw:notify-on-update-of-ranges="Tabella1.A45:Tabella1.A45 Tabella1.A46:Tabella1.A51 Tabella1.B45:Tabella1.B45 Tabella1.B46:Tabella1.B5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>
            <text:p>Analista</text:p>
          </table:table-cell>
          <table:table-cell office:value-type="float" office:value="0">
            <text:p>0</text:p>
          </table:table-cell>
          <table:table-cell table:style-name="ce6" table:formula="oooc:=[.B46]/[.B$52]" office:value-type="percentage" office:value="0">
            <text:p>0.00%</text:p>
          </table:table-cell>
          <table:table-cell table:style-name="ce8" office:value-type="float" office:value="0">
            <text:p>0</text:p>
          </table:table-cell>
          <table:table-cell table:style-name="ce15" table:formula="oooc:=[.F46]*[.B46]" office:value-type="currency" office:currency="EUR" office:value="0">
            <text:p>€ 0.00</text:p>
          </table:table-cell>
          <table:table-cell table:style-name="ce15" table:formula="oooc:=[.B69]" office:value-type="currency" office:currency="EUR" office:value="25">
            <text:p>€ 25.00</text:p>
          </table:table-cell>
          <table:table-cell table:number-columns-repeated="2"/>
        </table:table-row>
        <table:table-row table:style-name="ro2">
          <table:table-cell office:value-type="string">
            <text:p>Responsabile</text:p>
          </table:table-cell>
          <table:table-cell office:value-type="float" office:value="12">
            <text:p>12</text:p>
          </table:table-cell>
          <table:table-cell table:style-name="ce6" table:formula="oooc:=[.B47]/[.B$52]" office:value-type="percentage" office:value="0.0857142857142857">
            <text:p>8.57%</text:p>
          </table:table-cell>
          <table:table-cell table:style-name="ce8" office:value-type="float" office:value="1">
            <text:p>1</text:p>
          </table:table-cell>
          <table:table-cell table:style-name="ce15" table:formula="oooc:=[.F47]*[.B47]" office:value-type="currency" office:currency="EUR" office:value="360">
            <text:p>€ 360.00</text:p>
          </table:table-cell>
          <table:table-cell table:style-name="ce15" table:formula="oooc:=[.B70]" office:value-type="currency" office:currency="EUR" office:value="30">
            <text:p>€ 30.00</text:p>
          </table:table-cell>
          <table:table-cell table:number-columns-repeated="2"/>
        </table:table-row>
        <table:table-row table:style-name="ro2">
          <table:table-cell office:value-type="string">
            <text:p>Amministratore</text:p>
          </table:table-cell>
          <table:table-cell office:value-type="float" office:value="5">
            <text:p>5</text:p>
          </table:table-cell>
          <table:table-cell table:style-name="ce6" table:formula="oooc:=[.B48]/[.B$52]" office:value-type="percentage" office:value="0.0357142857142857">
            <text:p>3.57%</text:p>
          </table:table-cell>
          <table:table-cell table:style-name="ce8" office:value-type="float" office:value="1">
            <text:p>1</text:p>
          </table:table-cell>
          <table:table-cell table:style-name="ce15" table:formula="oooc:=[.F48]*[.B48]" office:value-type="currency" office:currency="EUR" office:value="90">
            <text:p>€ 90.00</text:p>
          </table:table-cell>
          <table:table-cell table:style-name="ce15" table:formula="oooc:=[.B71]" office:value-type="currency" office:currency="EUR" office:value="18">
            <text:p>€ 18.00</text:p>
          </table:table-cell>
          <table:table-cell table:number-columns-repeated="2"/>
        </table:table-row>
        <table:table-row table:style-name="ro2">
          <table:table-cell office:value-type="string">
            <text:p>Progettista</text:p>
          </table:table-cell>
          <table:table-cell office:value-type="float" office:value="0">
            <text:p>0</text:p>
          </table:table-cell>
          <table:table-cell table:style-name="ce6" table:formula="oooc:=[.B49]/[.B$52]" office:value-type="percentage" office:value="0">
            <text:p>0.00%</text:p>
          </table:table-cell>
          <table:table-cell table:style-name="ce8" office:value-type="float" office:value="0">
            <text:p>0</text:p>
          </table:table-cell>
          <table:table-cell table:style-name="ce15" table:formula="oooc:=[.F49]*[.B49]" office:value-type="currency" office:currency="EUR" office:value="0">
            <text:p>€ 0.00</text:p>
          </table:table-cell>
          <table:table-cell table:style-name="ce15" table:formula="oooc:=[.B72]" office:value-type="currency" office:currency="EUR" office:value="20">
            <text:p>€ 20.00</text:p>
          </table:table-cell>
          <table:table-cell table:number-columns-repeated="2"/>
        </table:table-row>
        <table:table-row table:style-name="ro2">
          <table:table-cell office:value-type="string">
            <text:p>Programmatore</text:p>
          </table:table-cell>
          <table:table-cell office:value-type="float" office:value="90">
            <text:p>90</text:p>
          </table:table-cell>
          <table:table-cell table:style-name="ce6" table:formula="oooc:=[.B50]/[.B$52]" office:value-type="percentage" office:value="0.642857142857143">
            <text:p>64.29%</text:p>
          </table:table-cell>
          <table:table-cell table:style-name="ce8" office:value-type="float" office:value="3">
            <text:p>3</text:p>
          </table:table-cell>
          <table:table-cell table:style-name="ce15" table:formula="oooc:=[.F50]*[.B50]" office:value-type="currency" office:currency="EUR" office:value="1350">
            <text:p>€ 1,350.00</text:p>
          </table:table-cell>
          <table:table-cell table:style-name="ce15" table:formula="oooc:=[.B73]" office:value-type="currency" office:currency="EUR" office:value="15">
            <text:p>€ 15.00</text:p>
          </table:table-cell>
          <table:table-cell table:number-columns-repeated="2"/>
        </table:table-row>
        <table:table-row table:style-name="ro2">
          <table:table-cell office:value-type="string">
            <text:p>Verificatore</text:p>
          </table:table-cell>
          <table:table-cell office:value-type="float" office:value="33">
            <text:p>33</text:p>
          </table:table-cell>
          <table:table-cell table:style-name="ce6" table:formula="oooc:=[.B51]/[.B$52]" office:value-type="percentage" office:value="0.235714285714286">
            <text:p>23.57%</text:p>
          </table:table-cell>
          <table:table-cell table:style-name="ce8" office:value-type="float" office:value="1">
            <text:p>1</text:p>
          </table:table-cell>
          <table:table-cell table:style-name="ce15" table:formula="oooc:=[.F51]*[.B51]" office:value-type="currency" office:currency="EUR" office:value="495">
            <text:p>€ 495.00</text:p>
          </table:table-cell>
          <table:table-cell table:style-name="ce15" table:formula="oooc:=[.B74]" office:value-type="currency" office:currency="EUR" office:value="15">
            <text:p>€ 15.00</text:p>
          </table:table-cell>
          <table:table-cell table:number-columns-repeated="2"/>
        </table:table-row>
        <table:table-row table:style-name="ro2">
          <table:table-cell office:value-type="string">
            <text:p>Totali</text:p>
          </table:table-cell>
          <table:table-cell table:formula="oooc:=[.C6]" office:value-type="float" office:value="140">
            <text:p>140</text:p>
          </table:table-cell>
          <table:table-cell table:style-name="ce6" table:formula="oooc:=SUM([.C46:.C51])" office:value-type="percentage" office:value="1">
            <text:p>100.00%</text:p>
          </table:table-cell>
          <table:table-cell table:style-name="ce8" table:formula="oooc:=SUM([.D46:.D51])" office:value-type="float" office:value="6">
            <text:p>6</text:p>
          </table:table-cell>
          <table:table-cell table:style-name="ce15" table:formula="oooc:=SUM([.E46:.E51])" office:value-type="currency" office:currency="EUR" office:value="2295">
            <text:p>€ 2,295.00</text:p>
          </table:table-cell>
          <table:table-cell table:style-name="ce16"/>
          <table:table-cell table:number-columns-repeated="2"/>
        </table:table-row>
        <table:table-row table:style-name="ro2" table:number-rows-repeated="2">
          <table:table-cell table:style-name="Default" table:number-columns-repeated="2"/>
          <table:table-cell table:number-columns-repeated="3"/>
          <table:table-cell table:style-name="ce16"/>
          <table:table-cell table:number-columns-repeated="2"/>
        </table:table-row>
        <table:table-row table:style-name="ro1">
          <table:table-cell table:style-name="ce1" office:value-type="string" table:number-columns-spanned="3" table:number-rows-spanned="1">
            <text:p>Ruoli Verifica</text:p>
          </table:table-cell>
          <table:covered-table-cell table:style-name="Default"/>
          <table:covered-table-cell/>
          <table:table-cell table:number-columns-repeated="2"/>
          <table:table-cell table:style-name="ce16"/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ce16"/>
          <table:table-cell table:number-columns-repeated="2"/>
        </table:table-row>
        <table:table-row table:style-name="ro2">
          <table:table-cell table:style-name="ce2" office:value-type="string">
            <text:p>Ruolo</text:p>
          </table:table-cell>
          <table:table-cell table:style-name="ce2" office:value-type="string">
            <text:p>Ore</text:p>
          </table:table-cell>
          <table:table-cell table:style-name="ce2" office:value-type="string">
            <text:p>Percentuale</text:p>
          </table:table-cell>
          <table:table-cell table:style-name="ce2" office:value-type="string">
            <text:p>n° componenti</text:p>
          </table:table-cell>
          <table:table-cell table:style-name="ce2" office:value-type="string">
            <text:p>Costo</text:p>
          </table:table-cell>
          <table:table-cell table:style-name="ce16"/>
          <table:table-cell table:number-columns-repeated="2"/>
        </table:table-row>
        <table:table-row table:style-name="ro2">
          <table:table-cell office:value-type="string">
            <text:p>Analista</text:p>
          </table:table-cell>
          <table:table-cell office:value-type="float" office:value="0">
            <text:p>0</text:p>
          </table:table-cell>
          <table:table-cell table:style-name="ce6" table:formula="oooc:=[.B58]/[.B$64]" office:value-type="percentage" office:value="0">
            <text:p>0.00%</text:p>
          </table:table-cell>
          <table:table-cell table:style-name="ce8" office:value-type="float" office:value="0">
            <text:p>0</text:p>
          </table:table-cell>
          <table:table-cell table:style-name="ce15" table:formula="oooc:=[.F58]*[.B58]" office:value-type="currency" office:currency="EUR" office:value="0">
            <text:p>€ 0.00</text:p>
          </table:table-cell>
          <table:table-cell table:style-name="ce15" table:formula="oooc:=[.B69]" office:value-type="currency" office:currency="EUR" office:value="25">
            <text:p>€ 25.00</text:p>
          </table:table-cell>
          <table:table-cell/>
          <table:table-cell>
            <draw:frame table:end-cell-address="Tabella1.N69" table:end-x="0.1835in" table:end-y="0.1055in" draw:z-index="4" draw:style-name="gr1" svg:width="5.5098in" svg:height="2.5098in" svg:x="0.0079in" svg:y="0.0079in">
              <draw:object draw:notify-on-update-of-ranges="Tabella1.A57:Tabella1.A57 Tabella1.A58:Tabella1.A63 Tabella1.B57:Tabella1.B57 Tabella1.B58:Tabella1.B6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2">
          <table:table-cell office:value-type="string">
            <text:p>Responsabile</text:p>
          </table:table-cell>
          <table:table-cell office:value-type="float" office:value="16">
            <text:p>16</text:p>
          </table:table-cell>
          <table:table-cell table:style-name="ce6" table:formula="oooc:=[.B59]/[.B$64]" office:value-type="percentage" office:value="0.0941176470588235">
            <text:p>9.41%</text:p>
          </table:table-cell>
          <table:table-cell table:style-name="ce8" office:value-type="float" office:value="1">
            <text:p>1</text:p>
          </table:table-cell>
          <table:table-cell table:style-name="ce15" table:formula="oooc:=[.F59]*[.B59]" office:value-type="currency" office:currency="EUR" office:value="480">
            <text:p>€ 480.00</text:p>
          </table:table-cell>
          <table:table-cell table:style-name="ce15" table:formula="oooc:=[.B70]" office:value-type="currency" office:currency="EUR" office:value="30">
            <text:p>€ 30.00</text:p>
          </table:table-cell>
          <table:table-cell table:number-columns-repeated="2"/>
        </table:table-row>
        <table:table-row table:style-name="ro2">
          <table:table-cell office:value-type="string">
            <text:p>Amministratore</text:p>
          </table:table-cell>
          <table:table-cell office:value-type="float" office:value="21">
            <text:p>21</text:p>
          </table:table-cell>
          <table:table-cell table:style-name="ce6" table:formula="oooc:=[.B60]/[.B$64]" office:value-type="percentage" office:value="0.123529411764706">
            <text:p>12.35%</text:p>
          </table:table-cell>
          <table:table-cell table:style-name="ce8" office:value-type="float" office:value="1">
            <text:p>1</text:p>
          </table:table-cell>
          <table:table-cell table:style-name="ce15" table:formula="oooc:=[.F60]*[.B60]" office:value-type="currency" office:currency="EUR" office:value="378">
            <text:p>€ 378.00</text:p>
          </table:table-cell>
          <table:table-cell table:style-name="ce15" table:formula="oooc:=[.B71]" office:value-type="currency" office:currency="EUR" office:value="18">
            <text:p>€ 18.00</text:p>
          </table:table-cell>
          <table:table-cell table:number-columns-repeated="2"/>
        </table:table-row>
        <table:table-row table:style-name="ro2">
          <table:table-cell office:value-type="string">
            <text:p>Progettista</text:p>
          </table:table-cell>
          <table:table-cell office:value-type="float" office:value="0">
            <text:p>0</text:p>
          </table:table-cell>
          <table:table-cell table:style-name="ce6" table:formula="oooc:=[.B61]/[.B$64]" office:value-type="percentage" office:value="0">
            <text:p>0.00%</text:p>
          </table:table-cell>
          <table:table-cell table:style-name="ce8" office:value-type="float" office:value="0">
            <text:p>0</text:p>
          </table:table-cell>
          <table:table-cell table:style-name="ce15" table:formula="oooc:=[.F61]*[.B61]" office:value-type="currency" office:currency="EUR" office:value="0">
            <text:p>€ 0.00</text:p>
          </table:table-cell>
          <table:table-cell table:style-name="ce15" table:formula="oooc:=[.B72]" office:value-type="currency" office:currency="EUR" office:value="20">
            <text:p>€ 20.00</text:p>
          </table:table-cell>
          <table:table-cell table:number-columns-repeated="2"/>
        </table:table-row>
        <table:table-row table:style-name="ro2">
          <table:table-cell office:value-type="string">
            <text:p>Programmatore</text:p>
          </table:table-cell>
          <table:table-cell office:value-type="float" office:value="24">
            <text:p>24</text:p>
          </table:table-cell>
          <table:table-cell table:style-name="ce6" table:formula="oooc:=[.B62]/[.B$64]" office:value-type="percentage" office:value="0.141176470588235">
            <text:p>14.12%</text:p>
          </table:table-cell>
          <table:table-cell table:style-name="ce8" office:value-type="float" office:value="1">
            <text:p>1</text:p>
          </table:table-cell>
          <table:table-cell table:style-name="ce15" table:formula="oooc:=[.F62]*[.B62]" office:value-type="currency" office:currency="EUR" office:value="360">
            <text:p>€ 360.00</text:p>
          </table:table-cell>
          <table:table-cell table:style-name="ce15" table:formula="oooc:=[.B73]" office:value-type="currency" office:currency="EUR" office:value="15">
            <text:p>€ 15.00</text:p>
          </table:table-cell>
          <table:table-cell table:number-columns-repeated="2"/>
        </table:table-row>
        <table:table-row table:style-name="ro2">
          <table:table-cell office:value-type="string">
            <text:p>Verificatore</text:p>
          </table:table-cell>
          <table:table-cell office:value-type="float" office:value="109">
            <text:p>109</text:p>
          </table:table-cell>
          <table:table-cell table:style-name="ce6" table:formula="oooc:=[.B63]/[.B$64]" office:value-type="percentage" office:value="0.641176470588235">
            <text:p>64.12%</text:p>
          </table:table-cell>
          <table:table-cell table:style-name="ce8" office:value-type="float" office:value="3">
            <text:p>3</text:p>
          </table:table-cell>
          <table:table-cell table:style-name="ce15" table:formula="oooc:=[.F63]*[.B63]" office:value-type="currency" office:currency="EUR" office:value="1635">
            <text:p>€ 1,635.00</text:p>
          </table:table-cell>
          <table:table-cell table:style-name="ce15" table:formula="oooc:=[.B74]" office:value-type="currency" office:currency="EUR" office:value="15">
            <text:p>€ 15.00</text:p>
          </table:table-cell>
          <table:table-cell table:number-columns-repeated="2"/>
        </table:table-row>
        <table:table-row table:style-name="ro2">
          <table:table-cell office:value-type="string">
            <text:p>Totali</text:p>
          </table:table-cell>
          <table:table-cell table:formula="oooc:=[.C7]" office:value-type="float" office:value="170">
            <text:p>170</text:p>
          </table:table-cell>
          <table:table-cell table:style-name="ce6" table:formula="oooc:=SUM([.C58:.C63])" office:value-type="percentage" office:value="1">
            <text:p>100.00%</text:p>
          </table:table-cell>
          <table:table-cell table:style-name="ce8" table:formula="oooc:=SUM([.D58:.D63])" office:value-type="float" office:value="6">
            <text:p>6</text:p>
          </table:table-cell>
          <table:table-cell table:style-name="ce15" table:formula="oooc:=SUM([.E58:.E63])" office:value-type="currency" office:currency="EUR" office:value="2853">
            <text:p>€ 2,853.00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16"/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table:style-name="ce14" office:value-type="string">
            <text:p>Totale:</text:p>
          </table:table-cell>
          <table:table-cell table:style-name="ce17" table:formula="oooc:=[.E64]+[.E52]+[.E41]+[.E27]" office:value-type="currency" office:currency="EUR" office:value="11653">
            <text:p>€ 11,653.00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2" office:value-type="string">
            <text:p>Ruolo</text:p>
          </table:table-cell>
          <table:table-cell table:style-name="ce2" office:value-type="string">
            <text:p>Costo</text:p>
          </table:table-cell>
          <table:table-cell table:number-columns-repeated="6"/>
        </table:table-row>
        <table:table-row table:style-name="ro2">
          <table:table-cell office:value-type="string">
            <text:p>Analista</text:p>
          </table:table-cell>
          <table:table-cell table:style-name="ce3" office:value-type="float" office:value="25">
            <text:p>25</text:p>
          </table:table-cell>
          <table:table-cell table:number-columns-repeated="6"/>
        </table:table-row>
        <table:table-row table:style-name="ro2">
          <table:table-cell office:value-type="string">
            <text:p>Responsabile</text:p>
          </table:table-cell>
          <table:table-cell table:style-name="ce3" office:value-type="float" office:value="30">
            <text:p>30</text:p>
          </table:table-cell>
          <table:table-cell table:number-columns-repeated="6"/>
        </table:table-row>
        <table:table-row table:style-name="ro2">
          <table:table-cell office:value-type="string">
            <text:p>Amministratore</text:p>
          </table:table-cell>
          <table:table-cell table:style-name="ce3" office:value-type="float" office:value="18">
            <text:p>18</text:p>
          </table:table-cell>
          <table:table-cell table:number-columns-repeated="6"/>
        </table:table-row>
        <table:table-row table:style-name="ro2">
          <table:table-cell office:value-type="string">
            <text:p>Progettista</text:p>
          </table:table-cell>
          <table:table-cell table:style-name="ce3" office:value-type="float" office:value="20">
            <text:p>20</text:p>
          </table:table-cell>
          <table:table-cell table:number-columns-repeated="6"/>
        </table:table-row>
        <table:table-row table:style-name="ro2">
          <table:table-cell office:value-type="string">
            <text:p>Programmatore</text:p>
          </table:table-cell>
          <table:table-cell table:style-name="ce3" office:value-type="float" office:value="15">
            <text:p>15</text:p>
          </table:table-cell>
          <table:table-cell table:number-columns-repeated="2"/>
          <table:table-cell>
            <draw:frame table:end-cell-address="Tabella1.L88" table:end-x="0.1992in" table:end-y="0.052in" draw:z-index="0" draw:style-name="gr1" svg:width="6.3177in" svg:height="3.3181in" svg:x="0.1047in" svg:y="0.1232in">
              <draw:object draw:notify-on-update-of-ranges="Tabella1.A78:Tabella1.A78 Tabella1.A79:Tabella1.A84 Tabella1.B78:Tabella1.B78 Tabella1.B79:Tabella1.B8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2">
          <table:table-cell office:value-type="string">
            <text:p>Verificatore</text:p>
          </table:table-cell>
          <table:table-cell table:style-name="ce3"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" office:value-type="string">
            <text:p>Ore per ruolo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2" office:value-type="string">
            <text:p>Ruolo</text:p>
          </table:table-cell>
          <table:table-cell table:style-name="ce9" office:value-type="string">
            <text:p>Ore</text:p>
          </table:table-cell>
          <table:table-cell table:number-columns-repeated="6"/>
        </table:table-row>
        <table:table-row table:style-name="ro2">
          <table:table-cell office:value-type="string">
            <text:p>Analista</text:p>
          </table:table-cell>
          <table:table-cell table:style-name="ce10" table:formula="oooc:=[.B21]+[.B35]+[.B46]+[.B58]" office:value-type="float" office:value="54">
            <text:p>54</text:p>
          </table:table-cell>
          <table:table-cell table:number-columns-repeated="6"/>
        </table:table-row>
        <table:table-row table:style-name="ro2">
          <table:table-cell office:value-type="string">
            <text:p>Responsabile</text:p>
          </table:table-cell>
          <table:table-cell table:style-name="ce10" table:formula="oooc:=[.B22]+[.B36]+[.B47]+[.B59]" office:value-type="float" office:value="63">
            <text:p>63</text:p>
          </table:table-cell>
          <table:table-cell table:number-columns-repeated="6"/>
        </table:table-row>
        <table:table-row table:style-name="ro2">
          <table:table-cell office:value-type="string">
            <text:p>Amministratore</text:p>
          </table:table-cell>
          <table:table-cell table:style-name="ce10" table:formula="oooc:=[.B23]+[.B37]+[.B48]+[.B60]" office:value-type="float" office:value="51">
            <text:p>51</text:p>
          </table:table-cell>
          <table:table-cell table:number-columns-repeated="6"/>
        </table:table-row>
        <table:table-row table:style-name="ro2">
          <table:table-cell office:value-type="string">
            <text:p>Progettista</text:p>
          </table:table-cell>
          <table:table-cell table:style-name="ce10" table:formula="oooc:=[.B24]+[.B38]+[.B49]+[.B61]" office:value-type="float" office:value="149">
            <text:p>149</text:p>
          </table:table-cell>
          <table:table-cell table:number-columns-repeated="6"/>
        </table:table-row>
        <table:table-row table:style-name="ro2">
          <table:table-cell office:value-type="string">
            <text:p>Programmatore</text:p>
          </table:table-cell>
          <table:table-cell table:style-name="ce10" table:formula="oooc:=[.B25]+[.B39]+[.B50]+[.B62]" office:value-type="float" office:value="114">
            <text:p>114</text:p>
          </table:table-cell>
          <table:table-cell table:number-columns-repeated="6"/>
        </table:table-row>
        <table:table-row table:style-name="ro2">
          <table:table-cell office:value-type="string">
            <text:p>Verificatore</text:p>
          </table:table-cell>
          <table:table-cell table:style-name="ce10" table:formula="oooc:=[.B26]+[.B40]+[.B51]+[.B63]" office:value-type="float" office:value="187">
            <text:p>187</text:p>
          </table:table-cell>
          <table:table-cell table:number-columns-repeated="6"/>
        </table:table-row>
        <table:table-row table:style-name="ro2">
          <table:table-cell table:style-name="ce5" office:value-type="string">
            <text:p>Totale:</text:p>
          </table:table-cell>
          <table:table-cell table:style-name="ce11" table:formula="oooc:=SUM([.B79:.B84])" office:value-type="float" office:value="618">
            <text:p>618</text:p>
          </table:table-cell>
          <table:table-cell table:number-columns-repeated="6"/>
        </table:table-row>
      </table:table>
      <table:table table:name="Tabella2" table:style-name="ta1" table:print="false">
        <table:table-column table:style-name="co4" table:default-cell-style-name="ce3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table:number-columns-spanned="4" table:number-rows-spanned="1">
            <text:p>Fasi</text:p>
          </table:table-cell>
          <table:covered-table-cell table:number-columns-repeated="3" table:style-name="Default"/>
          <table:table-cell table:number-columns-repeated="5"/>
        </table:table-row>
        <table:table-row table:style-name="ro2">
          <table:table-cell table:style-name="Default" table:number-columns-repeated="4"/>
          <table:table-cell table:number-columns-repeated="5"/>
        </table:table-row>
        <table:table-row table:style-name="ro2">
          <table:table-cell table:style-name="ce2" office:value-type="string">
            <text:p>Fasi</text:p>
          </table:table-cell>
          <table:table-cell table:style-name="ce2" office:value-type="string">
            <text:p>%</text:p>
          </table:table-cell>
          <table:table-cell table:style-name="ce2" office:value-type="string">
            <text:p>Ore</text:p>
          </table:table-cell>
          <table:table-cell table:style-name="ce3" office:value-type="string">
            <text:p>Giorni</text:p>
          </table:table-cell>
          <table:table-cell table:number-columns-repeated="5"/>
        </table:table-row>
        <table:table-row table:style-name="ro2">
          <table:table-cell office:value-type="string">
            <text:p>Analisi</text:p>
          </table:table-cell>
          <table:table-cell table:style-name="ce7" table:formula="oooc:=[.C4]*100/[.C8]" office:value-type="float" office:value="17.6375404530744">
            <text:p>17.64</text:p>
          </table:table-cell>
          <table:table-cell table:style-name="ce3" table:formula="oooc:=[Tabella1.C4]" office:value-type="float" office:value="109">
            <text:p>109</text:p>
          </table:table-cell>
          <table:table-cell table:style-name="ce21" table:formula="oooc:=[.D8]*[.C4]/[.C8]" office:value-type="float" office:value="10.5825242718447">
            <text:p>11</text:p>
          </table:table-cell>
          <table:table-cell table:number-columns-repeated="5"/>
        </table:table-row>
        <table:table-row table:style-name="ro2">
          <table:table-cell office:value-type="string">
            <text:p>Progettazione</text:p>
          </table:table-cell>
          <table:table-cell table:style-name="ce7" table:formula="oooc:=[.C5]*100/[.C8]" office:value-type="float" office:value="32.2006472491909">
            <text:p>32.2</text:p>
          </table:table-cell>
          <table:table-cell table:style-name="ce3" table:formula="oooc:=[Tabella1.C5]" office:value-type="float" office:value="199">
            <text:p>199</text:p>
          </table:table-cell>
          <table:table-cell table:style-name="ce21" table:formula="oooc:=[.D8]*[.C5]/[.C8]" office:value-type="float" office:value="19.3203883495146">
            <text:p>19</text:p>
          </table:table-cell>
          <table:table-cell table:number-columns-repeated="5"/>
        </table:table-row>
        <table:table-row table:style-name="ro2">
          <table:table-cell office:value-type="string">
            <text:p>Programmazione</text:p>
          </table:table-cell>
          <table:table-cell table:style-name="ce7" table:formula="oooc:=[.C6]*100/[.C8]" office:value-type="float" office:value="22.6537216828479">
            <text:p>22.65</text:p>
          </table:table-cell>
          <table:table-cell table:style-name="ce3" table:formula="oooc:=[Tabella1.C6]" office:value-type="float" office:value="140">
            <text:p>140</text:p>
          </table:table-cell>
          <table:table-cell table:style-name="ce21" table:formula="oooc:=[.D8]*[.C6]/[.C8]" office:value-type="float" office:value="13.5922330097087">
            <text:p>14</text:p>
          </table:table-cell>
          <table:table-cell table:number-columns-repeated="5"/>
        </table:table-row>
        <table:table-row table:style-name="ro2">
          <table:table-cell office:value-type="string">
            <text:p>Verifica</text:p>
          </table:table-cell>
          <table:table-cell table:style-name="ce7" table:formula="oooc:=[.C7]*100/[.C8]" office:value-type="float" office:value="27.5080906148867">
            <text:p>27.51</text:p>
          </table:table-cell>
          <table:table-cell table:style-name="ce3" table:formula="oooc:=[Tabella1.C7]" office:value-type="float" office:value="170">
            <text:p>170</text:p>
          </table:table-cell>
          <table:table-cell table:style-name="ce21" table:formula="oooc:=[.D8]*[.C7]/[.C8]" office:value-type="float" office:value="16.504854368932">
            <text:p>17</text:p>
          </table:table-cell>
          <table:table-cell table:number-columns-repeated="5"/>
        </table:table-row>
        <table:table-row table:style-name="ro2">
          <table:table-cell office:value-type="string">
            <text:p>Totali</text:p>
          </table:table-cell>
          <table:table-cell table:style-name="ce7" table:formula="oooc:=SUM([.B4:.B7])" office:value-type="float" office:value="100">
            <text:p>100</text:p>
          </table:table-cell>
          <table:table-cell table:style-name="ce3" table:formula="oooc:=SUM([.C4:.C7])" office:value-type="float" office:value="618">
            <text:p>618</text:p>
          </table:table-cell>
          <table:table-cell table:style-name="ce3" office:value-type="float" office:value="60">
            <text:p>60</text:p>
          </table:table-cell>
          <table:table-cell table:number-columns-repeated="5"/>
        </table:table-row>
        <table:table-row table:style-name="ro2" table:number-rows-repeated="2">
          <table:table-cell table:style-name="Default" table:number-columns-repeated="4"/>
          <table:table-cell table:number-columns-repeated="5"/>
        </table:table-row>
        <table:table-row table:style-name="ro2">
          <table:table-cell table:style-name="ce2" office:value-type="string">
            <text:p>Componenti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O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>
            <text:p>Benin Diego</text:p>
          </table:table-cell>
          <table:table-cell table:style-name="ce3" office:value-type="float" office:value="1">
            <text:p>1</text:p>
          </table:table-cell>
          <table:table-cell table:style-name="ce3" table:formula="oooc:=[Tabella1.B21]/6+[Tabella1.B36]/2+[Tabella1.B26]/3+[Tabella1.B24]/3+[Tabella1.B38]/6+[Tabella1.B48]/2+[Tabella1.B50]/6+[Tabella1.B63]/3" office:value-type="float" office:value="101">
            <text:p>101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>
            <text:p>Bonaldo Daniele</text:p>
          </table:table-cell>
          <table:table-cell table:style-name="ce3" office:value-type="float" office:value="2">
            <text:p>2</text:p>
          </table:table-cell>
          <table:table-cell table:style-name="ce3" table:formula="oooc:=[Tabella1.B21]/6+[Tabella1.B22]/3+[Tabella1.B26]/3+[Tabella1.B37]/2+[Tabella1.B38]/6+[Tabella1.B50]/6+[Tabella1.B47]/2+[Tabella1.B63]/3" office:value-type="float" office:value="107">
            <text:p>107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>
            <text:p>Cariani Giordano</text:p>
          </table:table-cell>
          <table:table-cell table:style-name="ce3" office:value-type="float" office:value="3">
            <text:p>3</text:p>
          </table:table-cell>
          <table:table-cell table:style-name="ce3" table:formula="oooc:=[Tabella1.B22]/3+[Tabella1.B21]/6+[Tabella1.B23]/3+[Tabella1.B38]/6+[Tabella1.B37]/2+[Tabella1.B50]/6+[Tabella1.B48]/2+[Tabella1.B63]/3" office:value-type="float" office:value="103.5">
            <text:p>103.5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>
            <text:p>Compagnin Davide</text:p>
          </table:table-cell>
          <table:table-cell table:style-name="ce3" office:value-type="float" office:value="4">
            <text:p>4</text:p>
          </table:table-cell>
          <table:table-cell table:style-name="ce3" table:formula="oooc:=[Tabella1.B23]/3+[Tabella1.B21]/6+[Tabella1.B22]/3+[Tabella1.B38]/6+[Tabella1.B40]/2+[Tabella1.B47]/2+[Tabella1.B50]/6+[Tabella1.B62]" office:value-type="float" office:value="104.666666666667">
            <text:p>104.67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>
            <text:p>Rubin Luca</text:p>
          </table:table-cell>
          <table:table-cell table:style-name="ce3" office:value-type="float" office:value="5">
            <text:p>5</text:p>
          </table:table-cell>
          <table:table-cell table:style-name="ce3" table:formula="oooc:=[Tabella1.B24]/3+[Tabella1.B23]/3+[Tabella1.B21]/6+[Tabella1.B40]/2+[Tabella1.B38]/6+[Tabella1.B50]/6+[Tabella1.B51]/2+[Tabella1.B59]" office:value-type="float" office:value="102.166666666667">
            <text:p>102.17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>
            <text:p>Zatton Alberto</text:p>
          </table:table-cell>
          <table:table-cell table:style-name="ce3" office:value-type="float" office:value="6">
            <text:p>6</text:p>
          </table:table-cell>
          <table:table-cell table:style-name="ce3" table:formula="oooc:=[Tabella1.B26]/3+[Tabella1.B24]/3+[Tabella1.B21]/6+[Tabella1.B38]/6+[Tabella1.B36]/2+[Tabella1.B51]/2+[Tabella1.B50]/6+[Tabella1.B60]" office:value-type="float" office:value="99.6666666666667">
            <text:p>99.67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>
            <text:p>Totali</text:p>
          </table:table-cell>
          <table:table-cell table:style-name="ce3"/>
          <table:table-cell table:style-name="ce3" table:formula="oooc:=SUM([.C12:.C17])" office:value-type="float" office:value="618">
            <text:p>618</text:p>
          </table:table-cell>
          <table:table-cell table:style-name="Default"/>
          <table:table-cell table:number-columns-repeated="5"/>
        </table:table-row>
        <table:table-row table:style-name="ro2" table:number-rows-repeated="2">
          <table:table-cell table:style-name="Default" table:number-columns-repeated="4"/>
          <table:table-cell table:number-columns-repeated="5"/>
        </table:table-row>
        <table:table-row table:style-name="ro2">
          <table:table-cell table:style-name="ce2"/>
          <table:table-cell table:style-name="ce2" office:value-type="string">
            <text:p>Analisi1</text:p>
          </table:table-cell>
          <table:table-cell table:style-name="ce2" office:value-type="string">
            <text:p>Analisi2</text:p>
          </table:table-cell>
          <table:table-cell table:style-name="ce2" office:value-type="string">
            <text:p>Analisi3</text:p>
          </table:table-cell>
          <table:table-cell table:style-name="ce2" office:value-type="string">
            <text:p>Progettazione1</text:p>
          </table:table-cell>
          <table:table-cell table:style-name="ce2" office:value-type="string">
            <text:p>Progettazione2</text:p>
          </table:table-cell>
          <table:table-cell table:number-columns-repeated="2" table:style-name="ce2" office:value-type="string">
            <text:p>Programmazione</text:p>
          </table:table-cell>
          <table:table-cell table:style-name="ce2" office:value-type="string">
            <text:p>Verifica</text:p>
          </table:table-cell>
        </table:table-row>
        <table:table-row table:style-name="ro2">
          <table:table-cell office:value-type="string">
            <text:p>Analista/i1</text:p>
          </table:table-cell>
          <table:table-cell table:style-name="ce18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5" table:style-name="ce19" office:value-type="string">
            <text:p>-</text:p>
          </table:table-cell>
        </table:table-row>
        <table:table-row table:style-name="ro2">
          <table:table-cell office:value-type="string">
            <text:p>Analista/i2</text:p>
          </table:table-cell>
          <table:table-cell table:style-name="ce18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5" table:style-name="ce19" office:value-type="string">
            <text:p>-</text:p>
          </table:table-cell>
        </table:table-row>
        <table:table-row table:style-name="ro2">
          <table:table-cell office:value-type="string">
            <text:p>Responsabil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5">
            <text:p>5</text:p>
          </table:table-cell>
        </table:table-row>
        <table:table-row table:style-name="ro2">
          <table:table-cell office:value-type="string">
            <text:p>Amministrator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6">
            <text:p>6</text:p>
          </table:table-cell>
        </table:table-row>
        <table:table-row table:style-name="ro2">
          <table:table-cell office:value-type="string">
            <text:p>Progettista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number-columns-repeated="3" table:style-name="ce19" office:value-type="string">
            <text:p>-</text:p>
          </table:table-cell>
        </table:table-row>
        <table:table-row table:style-name="ro2">
          <table:table-cell office:value-type="string">
            <text:p>Progettista2</text:p>
          </table:table-cell>
          <table:table-cell table:number-columns-repeated="3" office:value-type="string">
            <text:p>-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2">
            <text:p>2</text:p>
          </table:table-cell>
          <table:table-cell table:number-columns-repeated="3" table:style-name="ce19" office:value-type="string">
            <text:p>-</text:p>
          </table:table-cell>
        </table:table-row>
        <table:table-row table:style-name="ro2">
          <table:table-cell office:value-type="string">
            <text:p>Progettista3</text:p>
          </table:table-cell>
          <table:table-cell table:number-columns-repeated="3" office:value-type="string">
            <text:p>-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5">
            <text:p>5</text:p>
          </table:table-cell>
          <table:table-cell table:number-columns-repeated="3" table:style-name="ce19" office:value-type="string">
            <text:p>-</text:p>
          </table:table-cell>
        </table:table-row>
        <table:table-row table:style-name="ro2">
          <table:table-cell office:value-type="string">
            <text:p>Programmatore/i1</text:p>
          </table:table-cell>
          <table:table-cell table:number-columns-repeated="3" office:value-type="string">
            <text:p>-</text:p>
          </table:table-cell>
          <table:table-cell table:number-columns-repeated="2" table:style-name="ce19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4">
            <text:p>4</text:p>
          </table:table-cell>
        </table:table-row>
        <table:table-row table:style-name="ro2">
          <table:table-cell office:value-type="string">
            <text:p>Programmatore/i2</text:p>
          </table:table-cell>
          <table:table-cell table:number-columns-repeated="3" office:value-type="string">
            <text:p>-</text:p>
          </table:table-cell>
          <table:table-cell table:number-columns-repeated="2" table:style-name="ce19" office:value-type="string">
            <text:p>-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6">
            <text:p>6</text:p>
          </table:table-cell>
          <table:table-cell table:style-name="ce19" office:value-type="string">
            <text:p>-</text:p>
          </table:table-cell>
        </table:table-row>
        <table:table-row table:style-name="ro2">
          <table:table-cell office:value-type="string">
            <text:p>Programmatore/i3</text:p>
          </table:table-cell>
          <table:table-cell table:number-columns-repeated="3" office:value-type="string">
            <text:p>-</text:p>
          </table:table-cell>
          <table:table-cell table:number-columns-repeated="2" table:style-name="ce19" office:value-type="string">
            <text:p>-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4">
            <text:p>4</text:p>
          </table:table-cell>
          <table:table-cell table:style-name="ce19" office:value-type="string">
            <text:p>-</text:p>
          </table:table-cell>
        </table:table-row>
        <table:table-row table:style-name="ro2">
          <table:table-cell office:value-type="string">
            <text:p>Verificatore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1">
            <text:p>1</text:p>
          </table:table-cell>
        </table:table-row>
        <table:table-row table:style-name="ro2">
          <table:table-cell office:value-type="string">
            <text:p>Verificatore2</text:p>
          </table:table-cell>
          <table:table-cell table:number-columns-repeated="7" table:style-name="ce20" office:value-type="string">
            <text:p>-</text:p>
          </table:table-cell>
          <table:table-cell table:style-name="ce20" office:value-type="float" office:value="2">
            <text:p>2</text:p>
          </table:table-cell>
        </table:table-row>
        <table:table-row table:style-name="ro2">
          <table:table-cell office:value-type="string">
            <text:p>Verificatore3</text:p>
          </table:table-cell>
          <table:table-cell table:number-columns-repeated="7" table:style-name="ce20" office:value-type="string">
            <text:p>-</text:p>
          </table:table-cell>
          <table:table-cell table:style-name="ce20" office:value-type="float" office:value="3">
            <text:p>3</text:p>
          </table:table-cell>
        </table:table-row>
        <table:table-row table:style-name="ro2" table:number-rows-repeated="2">
          <table:table-cell table:style-name="Default" table:number-columns-repeated="4"/>
          <table:table-cell table:number-columns-repeated="5"/>
        </table:table-row>
        <table:table-row table:style-name="ro2">
          <table:table-cell table:style-name="ce2"/>
          <table:table-cell table:style-name="ce2" office:value-type="string">
            <text:p>Analisi1</text:p>
          </table:table-cell>
          <table:table-cell table:style-name="ce2" office:value-type="string">
            <text:p>Analisi2</text:p>
          </table:table-cell>
          <table:table-cell table:style-name="ce2" office:value-type="string">
            <text:p>Analisi3</text:p>
          </table:table-cell>
          <table:table-cell table:style-name="ce2" office:value-type="string">
            <text:p>Progettazione1</text:p>
          </table:table-cell>
          <table:table-cell table:style-name="ce2" office:value-type="string">
            <text:p>Progettazione2</text:p>
          </table:table-cell>
          <table:table-cell table:number-columns-repeated="2" table:style-name="ce2" office:value-type="string">
            <text:p>Programmazione</text:p>
          </table:table-cell>
          <table:table-cell table:style-name="ce2" office:value-type="string">
            <text:p>Verifica</text:p>
          </table:table-cell>
        </table:table-row>
        <table:table-row table:style-name="ro2">
          <table:table-cell office:value-type="string">
            <text:p>Analista/i1</text:p>
          </table:table-cell>
          <table:table-cell table:style-name="ce18" table:formula="oooc:=[Tabella1.$B$21]/6" office:value-type="float" office:value="9">
            <text:p>9</text:p>
          </table:table-cell>
          <table:table-cell table:style-name="ce18" table:formula="oooc:=[Tabella1.$B$21]/6" office:value-type="float" office:value="9">
            <text:p>9</text:p>
          </table:table-cell>
          <table:table-cell table:style-name="ce18" table:formula="oooc:=[Tabella1.$B$21]/6" office:value-type="float" office:value="9">
            <text:p>9</text:p>
          </table:table-cell>
          <table:table-cell table:number-columns-repeated="5" table:style-name="ce19" office:value-type="string">
            <text:p>-</text:p>
          </table:table-cell>
        </table:table-row>
        <table:table-row table:style-name="ro2">
          <table:table-cell office:value-type="string">
            <text:p>Analista/i2</text:p>
          </table:table-cell>
          <table:table-cell table:style-name="ce18" table:formula="oooc:=[Tabella1.$B$21]/6" office:value-type="float" office:value="9">
            <text:p>9</text:p>
          </table:table-cell>
          <table:table-cell table:style-name="ce18" table:formula="oooc:=[Tabella1.$B$21]/6" office:value-type="float" office:value="9">
            <text:p>9</text:p>
          </table:table-cell>
          <table:table-cell table:style-name="ce18" table:formula="oooc:=[Tabella1.$B$21]/6" office:value-type="float" office:value="9">
            <text:p>9</text:p>
          </table:table-cell>
          <table:table-cell table:number-columns-repeated="5" table:style-name="ce19" office:value-type="string">
            <text:p>-</text:p>
          </table:table-cell>
        </table:table-row>
        <table:table-row table:style-name="ro2">
          <table:table-cell office:value-type="string">
            <text:p>Responsabile</text:p>
          </table:table-cell>
          <table:table-cell table:formula="oooc:=[Tabella1.$B22]/3" office:value-type="float" office:value="6.66666666666667">
            <text:p>6.67</text:p>
          </table:table-cell>
          <table:table-cell table:formula="oooc:=[Tabella1.$B22]/3" office:value-type="float" office:value="6.66666666666667">
            <text:p>6.67</text:p>
          </table:table-cell>
          <table:table-cell table:formula="oooc:=[Tabella1.$B22]/3" office:value-type="float" office:value="6.66666666666667">
            <text:p>6.67</text:p>
          </table:table-cell>
          <table:table-cell table:style-name="ce19" table:formula="oooc:=[Tabella1.$B$36]/2" office:value-type="float" office:value="7.5">
            <text:p>7.5</text:p>
          </table:table-cell>
          <table:table-cell table:style-name="ce19" table:formula="oooc:=[Tabella1.$B$36]/2" office:value-type="float" office:value="7.5">
            <text:p>7.5</text:p>
          </table:table-cell>
          <table:table-cell table:style-name="ce19" table:formula="oooc:=[Tabella1.$B$47]/2" office:value-type="float" office:value="6">
            <text:p>6</text:p>
          </table:table-cell>
          <table:table-cell table:style-name="ce19" table:formula="oooc:=[Tabella1.$B$47]/2" office:value-type="float" office:value="6">
            <text:p>6</text:p>
          </table:table-cell>
          <table:table-cell table:style-name="ce19" table:formula="oooc:=[Tabella1.$B59]" office:value-type="float" office:value="16">
            <text:p>16</text:p>
          </table:table-cell>
        </table:table-row>
        <table:table-row table:style-name="ro2">
          <table:table-cell office:value-type="string">
            <text:p>Amministratore</text:p>
          </table:table-cell>
          <table:table-cell table:formula="oooc:=[Tabella1.$B23]/3" office:value-type="float" office:value="5">
            <text:p>5</text:p>
          </table:table-cell>
          <table:table-cell table:formula="oooc:=[Tabella1.$B23]/3" office:value-type="float" office:value="5">
            <text:p>5</text:p>
          </table:table-cell>
          <table:table-cell table:formula="oooc:=[Tabella1.$B23]/3" office:value-type="float" office:value="5">
            <text:p>5</text:p>
          </table:table-cell>
          <table:table-cell table:style-name="ce19" table:formula="oooc:=[Tabella1.$B$37]/2" office:value-type="float" office:value="5">
            <text:p>5</text:p>
          </table:table-cell>
          <table:table-cell table:style-name="ce19" table:formula="oooc:=[Tabella1.$B$37]/2" office:value-type="float" office:value="5">
            <text:p>5</text:p>
          </table:table-cell>
          <table:table-cell table:style-name="ce19" table:formula="oooc:=[Tabella1.$B$48]/2" office:value-type="float" office:value="2.5">
            <text:p>2.5</text:p>
          </table:table-cell>
          <table:table-cell table:style-name="ce19" table:formula="oooc:=[Tabella1.$B$48]/2" office:value-type="float" office:value="2.5">
            <text:p>2.5</text:p>
          </table:table-cell>
          <table:table-cell table:style-name="ce19" table:formula="oooc:=[Tabella1.$B60]" office:value-type="float" office:value="21">
            <text:p>21</text:p>
          </table:table-cell>
        </table:table-row>
        <table:table-row table:style-name="ro2">
          <table:table-cell office:value-type="string">
            <text:p>Progettista1</text:p>
          </table:table-cell>
          <table:table-cell table:formula="oooc:=[Tabella1.$B$24]/3" office:value-type="float" office:value="1.66666666666667">
            <text:p>1.67</text:p>
          </table:table-cell>
          <table:table-cell table:formula="oooc:=[Tabella1.$B$24]/3" office:value-type="float" office:value="1.66666666666667">
            <text:p>1.67</text:p>
          </table:table-cell>
          <table:table-cell table:formula="oooc:=[Tabella1.$B$24]/3" office:value-type="float" office:value="1.66666666666667">
            <text:p>1.67</text:p>
          </table:table-cell>
          <table:table-cell table:style-name="ce19" table:formula="oooc:=[Tabella1.$B$38]/6" office:value-type="float" office:value="24">
            <text:p>24</text:p>
          </table:table-cell>
          <table:table-cell table:style-name="ce19" table:formula="oooc:=[Tabella1.$B$38]/6" office:value-type="float" office:value="24">
            <text:p>24</text:p>
          </table:table-cell>
          <table:table-cell table:number-columns-repeated="3" table:style-name="ce19" office:value-type="string">
            <text:p>-</text:p>
          </table:table-cell>
        </table:table-row>
        <table:table-row table:style-name="ro2">
          <table:table-cell office:value-type="string">
            <text:p>Progettista2</text:p>
          </table:table-cell>
          <table:table-cell table:number-columns-repeated="3" office:value-type="string">
            <text:p>-</text:p>
          </table:table-cell>
          <table:table-cell table:style-name="ce19" table:formula="oooc:=[Tabella1.$B$38]/6" office:value-type="float" office:value="24">
            <text:p>24</text:p>
          </table:table-cell>
          <table:table-cell table:style-name="ce19" table:formula="oooc:=[Tabella1.$B$38]/6" office:value-type="float" office:value="24">
            <text:p>24</text:p>
          </table:table-cell>
          <table:table-cell table:number-columns-repeated="3" table:style-name="ce19" office:value-type="string">
            <text:p>-</text:p>
          </table:table-cell>
        </table:table-row>
        <table:table-row table:style-name="ro2">
          <table:table-cell office:value-type="string">
            <text:p>Progettista3</text:p>
          </table:table-cell>
          <table:table-cell table:number-columns-repeated="3" office:value-type="string">
            <text:p>-</text:p>
          </table:table-cell>
          <table:table-cell table:style-name="ce19" table:formula="oooc:=[Tabella1.$B$38]/6" office:value-type="float" office:value="24">
            <text:p>24</text:p>
          </table:table-cell>
          <table:table-cell table:style-name="ce19" table:formula="oooc:=[Tabella1.$B$38]/6" office:value-type="float" office:value="24">
            <text:p>24</text:p>
          </table:table-cell>
          <table:table-cell table:number-columns-repeated="3" table:style-name="ce19" office:value-type="string">
            <text:p>-</text:p>
          </table:table-cell>
        </table:table-row>
        <table:table-row table:style-name="ro2">
          <table:table-cell office:value-type="string">
            <text:p>Programmatore/i1</text:p>
          </table:table-cell>
          <table:table-cell table:number-columns-repeated="3" office:value-type="string">
            <text:p>-</text:p>
          </table:table-cell>
          <table:table-cell table:number-columns-repeated="2" table:style-name="ce19" office:value-type="string">
            <text:p>-</text:p>
          </table:table-cell>
          <table:table-cell table:style-name="ce19" table:formula="oooc:=[Tabella1.$B$50]/6" office:value-type="float" office:value="15">
            <text:p>15</text:p>
          </table:table-cell>
          <table:table-cell table:style-name="ce19" table:formula="oooc:=[Tabella1.$B$50]/6" office:value-type="float" office:value="15">
            <text:p>15</text:p>
          </table:table-cell>
          <table:table-cell table:style-name="ce19" table:formula="oooc:=[Tabella1.$B62]" office:value-type="float" office:value="24">
            <text:p>24</text:p>
          </table:table-cell>
        </table:table-row>
        <table:table-row table:style-name="ro2">
          <table:table-cell office:value-type="string">
            <text:p>Programmatore/i2</text:p>
          </table:table-cell>
          <table:table-cell table:number-columns-repeated="3" office:value-type="string">
            <text:p>-</text:p>
          </table:table-cell>
          <table:table-cell table:number-columns-repeated="2" table:style-name="ce19" office:value-type="string">
            <text:p>-</text:p>
          </table:table-cell>
          <table:table-cell table:style-name="ce19" table:formula="oooc:=[Tabella1.$B$50]/6" office:value-type="float" office:value="15">
            <text:p>15</text:p>
          </table:table-cell>
          <table:table-cell table:style-name="ce19" table:formula="oooc:=[Tabella1.$B$50]/6" office:value-type="float" office:value="15">
            <text:p>15</text:p>
          </table:table-cell>
          <table:table-cell table:style-name="ce19" office:value-type="string">
            <text:p>-</text:p>
          </table:table-cell>
        </table:table-row>
        <table:table-row table:style-name="ro2">
          <table:table-cell office:value-type="string">
            <text:p>Programmatore/i3</text:p>
          </table:table-cell>
          <table:table-cell table:number-columns-repeated="3" office:value-type="string">
            <text:p>-</text:p>
          </table:table-cell>
          <table:table-cell table:number-columns-repeated="2" table:style-name="ce19" office:value-type="string">
            <text:p>-</text:p>
          </table:table-cell>
          <table:table-cell table:style-name="ce19" table:formula="oooc:=[Tabella1.$B$50]/6" office:value-type="float" office:value="15">
            <text:p>15</text:p>
          </table:table-cell>
          <table:table-cell table:style-name="ce19" table:formula="oooc:=[Tabella1.$B$50]/6" office:value-type="float" office:value="15">
            <text:p>15</text:p>
          </table:table-cell>
          <table:table-cell table:style-name="ce19" office:value-type="string">
            <text:p>-</text:p>
          </table:table-cell>
        </table:table-row>
        <table:table-row table:style-name="ro2">
          <table:table-cell office:value-type="string">
            <text:p>Verificatore1</text:p>
          </table:table-cell>
          <table:table-cell table:formula="oooc:=[Tabella1.$B$26]/3" office:value-type="float" office:value="5">
            <text:p>5</text:p>
          </table:table-cell>
          <table:table-cell table:formula="oooc:=[Tabella1.$B$26]/3" office:value-type="float" office:value="5">
            <text:p>5</text:p>
          </table:table-cell>
          <table:table-cell table:formula="oooc:=[Tabella1.$B$26]/3" office:value-type="float" office:value="5">
            <text:p>5</text:p>
          </table:table-cell>
          <table:table-cell table:style-name="ce19" table:formula="oooc:=[Tabella1.$B$40]/2" office:value-type="float" office:value="15">
            <text:p>15</text:p>
          </table:table-cell>
          <table:table-cell table:style-name="ce19" table:formula="oooc:=[Tabella1.$B$40]/2" office:value-type="float" office:value="15">
            <text:p>15</text:p>
          </table:table-cell>
          <table:table-cell table:style-name="ce19" table:formula="oooc:=[Tabella1.$B$51]/2" office:value-type="float" office:value="16.5">
            <text:p>16.5</text:p>
          </table:table-cell>
          <table:table-cell table:style-name="ce19" table:formula="oooc:=[Tabella1.$B$51]/2" office:value-type="float" office:value="16.5">
            <text:p>16.5</text:p>
          </table:table-cell>
          <table:table-cell table:style-name="ce19" table:formula="oooc:=[Tabella1.$B$63]/3" office:value-type="float" office:value="36.3333333333333">
            <text:p>36.33</text:p>
          </table:table-cell>
        </table:table-row>
        <table:table-row table:style-name="ro2">
          <table:table-cell office:value-type="string">
            <text:p>Verificatore2</text:p>
          </table:table-cell>
          <table:table-cell table:number-columns-repeated="7" table:style-name="ce20" office:value-type="string">
            <text:p>-</text:p>
          </table:table-cell>
          <table:table-cell table:style-name="ce19" table:formula="oooc:=[Tabella1.$B$63]/3" office:value-type="float" office:value="36.3333333333333">
            <text:p>36.33</text:p>
          </table:table-cell>
        </table:table-row>
        <table:table-row table:style-name="ro2">
          <table:table-cell office:value-type="string">
            <text:p>Verificatore3</text:p>
          </table:table-cell>
          <table:table-cell table:number-columns-repeated="7" table:style-name="ce20" office:value-type="string">
            <text:p>-</text:p>
          </table:table-cell>
          <table:table-cell table:style-name="ce19" table:formula="oooc:=[Tabella1.$B$63]/3" office:value-type="float" office:value="36.3333333333333">
            <text:p>36.33</text:p>
          </table:table-cell>
        </table:table-row>
        <table:table-row table:style-name="ro2">
          <table:table-cell table:style-name="Default"/>
          <table:table-cell table:style-name="Default" table:formula="oooc:=SUM([.B38:.B50])" office:value-type="float" office:value="36.3333333333333">
            <text:p>36.33</text:p>
          </table:table-cell>
          <table:table-cell table:style-name="Default" table:formula="oooc:=SUM([.C38:.C50])" office:value-type="float" office:value="36.3333333333333">
            <text:p>36.33</text:p>
          </table:table-cell>
          <table:table-cell table:style-name="Default" table:formula="oooc:=SUM([.D38:.D50])" office:value-type="float" office:value="36.3333333333333">
            <text:p>36.33</text:p>
          </table:table-cell>
          <table:table-cell table:formula="oooc:=SUM([.E38:.E50])" office:value-type="float" office:value="99.5">
            <text:p>99.5</text:p>
          </table:table-cell>
          <table:table-cell table:formula="oooc:=SUM([.F38:.F50])" office:value-type="float" office:value="99.5">
            <text:p>99.5</text:p>
          </table:table-cell>
          <table:table-cell table:formula="oooc:=SUM([.G38:.G50])" office:value-type="float" office:value="70">
            <text:p>70</text:p>
          </table:table-cell>
          <table:table-cell table:formula="oooc:=SUM([.H38:.H50])" office:value-type="float" office:value="70">
            <text:p>70</text:p>
          </table:table-cell>
          <table:table-cell table:formula="oooc:=SUM([.I38:.I50])" office:value-type="float" office:value="170">
            <text:p>170</text:p>
          </table:table-cell>
        </table:table-row>
        <table:table-row table:style-name="ro2">
          <table:table-cell table:style-name="Default" table:number-columns-repeated="3"/>
          <table:table-cell table:style-name="Default" table:formula="oooc:=SUM([.B51:.D51])" office:value-type="float" office:value="109">
            <text:p>109</text:p>
          </table:table-cell>
          <table:table-cell/>
          <table:table-cell table:formula="oooc:=SUM([.E51:.F51])" office:value-type="float" office:value="199">
            <text:p>199</text:p>
          </table:table-cell>
          <table:table-cell/>
          <table:table-cell table:formula="oooc:=SUM([.G51:.H51])" office:value-type="float" office:value="140">
            <text:p>140</text:p>
          </table:table-cell>
          <table:table-cell table:formula="oooc:=[.I51]" office:value-type="float" office:value="170">
            <text:p>170</text:p>
          </table:table-cell>
        </table:table-row>
      </table:table>
      <table:table table:name="Tabella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database-ranges>
        <table:database-range table:target-range-address="Tabella1.A66:Tabella1.D66" table:contains-header="false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it" fo:country="IT" style:font-name-asian="DejaVu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it" fo:country="IT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3">12/03/2007</text:date>, <text:time>17:05:2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Luca Rubin</meta:initial-creator>
    <meta:creation-date>2007-11-29T10:37:43</meta:creation-date>
    <dc:creator>Rubin [IN1]</dc:creator>
    <dc:date>2007-12-03T17:05:19</dc:date>
    <meta:editing-cycles>17</meta:editing-cycles>
    <meta:editing-duration>PT4H20M27S</meta:editing-duration>
    <meta:user-defined meta:name="Info 1"/>
    <meta:user-defined meta:name="Info 2"/>
    <meta:user-defined meta:name="Info 3"/>
    <meta:user-defined meta:name="Info 4"/>
    <meta:document-statistic meta:table-count="3" meta:cell-count="55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olid-type="cuboid"/>
      <style:graphic-properties draw:stroke="solid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6.048cm" svg:height="8.429cm" chart:class="chart:bar" chart:style-name="ch1">
        <chart:title svg:x="6.714cm" svg:y="0.168cm" chart:style-name="ch2">
          <text:p>Ore per ruolo</text:p>
        </chart:title>
        <chart:legend chart:legend-position="end" svg:x="14.576cm" svg:y="3.854cm" chart:style-name="ch3"/>
        <chart:plot-area chart:style-name="ch4" table:cell-range-address="Tabella1.A78:Tabella1.B84" chart:data-source-has-labels="both" svg:x="0.439cm" svg:y="1.025cm" svg:width="13.817cm" svg:height="7.1cm" dr3d:vrp="(17634.6218373783 10271.4823817647 24594.8639082739)" dr3d:vpn="(0.416199821709347 0.173649045905254 0.892537795986984)" dr3d:vup="(-0.0733876362771618 0.984807599917971 -0.157379306090273)" dr3d:projection="perspective" dr3d:distance="4.2cm" dr3d:focal-length="6710.886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title svg:x="7.316cm" svg:y="7.59cm" chart:style-name="ch6">
              <text:p>Ruoli</text:p>
            </chart:title>
            <chart:categories table:cell-range-address="Tabella1.A79:Tabella1.A84"/>
          </chart:axis>
          <chart:axis chart:dimension="y" chart:name="primary-y" chart:style-name="ch7">
            <chart:title svg:x="0.321cm" svg:y="4.488cm" chart:style-name="ch8">
              <text:p>Ore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Tabella1.B79:Tabella1.B84" chart:label-cell-address="Tabella1.B78:Tabella1.B7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</text:p>
              </table:table-cell>
            </table:table-row>
          </table:table-header-rows>
          <table:table-rows>
            <table:table-row>
              <table:table-cell office:value-type="string">
                <text:p>Analista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Responsabile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87">
                <text:p>1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3.996cm" svg:height="6.376cm" chart:class="chart:circle" chart:style-name="ch1">
        <chart:title svg:x="4.63cm" svg:y="0.127cm" chart:style-name="ch2">
          <text:p>Ripartizione ruoli analisi</text:p>
        </chart:title>
        <chart:legend chart:legend-position="end" svg:x="11.057cm" svg:y="1.495cm" chart:style-name="ch3"/>
        <chart:plot-area chart:style-name="ch4" table:cell-range-address="Tabella1.A20:Tabella1.B26" chart:data-source-has-labels="both" svg:x="0.279cm" svg:y="0.943cm" svg:width="10.499cm" svg:height="5.178cm" dr3d:transform="matrix (1 0 0 0 0.5 -0.866025403784439 0 0.866025403784439 0.5 0cm 0cm 0cm)" dr3d:vrp="(0 0 87591.2408759124)" dr3d:projection="perspective" dr3d:distance="4.2cm" dr3d:focal-length="6710.886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Tabella1.A21:Tabella1.A2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Tabella1.B21:Tabella1.B26" chart:label-cell-address="Tabella1.B20:Tabella1.B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</text:p>
              </table:table-cell>
            </table:table-row>
          </table:table-header-rows>
          <table:table-rows>
            <table:table-row>
              <table:table-cell office:value-type="string">
                <text:p>Analista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Responsabile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3.996cm" svg:height="6.376cm" chart:class="chart:circle" chart:style-name="ch1">
        <chart:title svg:x="3.902cm" svg:y="0.127cm" chart:style-name="ch2">
          <text:p>Ripartizione ruoli Progettazione</text:p>
        </chart:title>
        <chart:legend chart:legend-position="end" svg:x="11.057cm" svg:y="1.495cm" chart:style-name="ch3"/>
        <chart:plot-area chart:style-name="ch4" table:cell-range-address="Tabella1.A34:Tabella1.B40" chart:data-source-has-labels="both" svg:x="0.279cm" svg:y="0.943cm" svg:width="10.499cm" svg:height="5.178cm" dr3d:transform="matrix (1 0 0 0 0.5 -0.866025403784439 0 0.866025403784439 0.5 0cm 0cm 0cm)" dr3d:vrp="(0 0 87591.2408759124)" dr3d:projection="perspective" dr3d:distance="4.2cm" dr3d:focal-length="6710.886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Tabella1.A35:Tabella1.A4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Tabella1.B35:Tabella1.B40" chart:label-cell-address="Tabella1.B34:Tabella1.B3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</text:p>
              </table:table-cell>
            </table:table-row>
          </table:table-header-rows>
          <table:table-rows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sponsabile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3.996cm" svg:height="6.376cm" chart:class="chart:circle" chart:style-name="ch1">
        <chart:title svg:x="3.585cm" svg:y="0.127cm" chart:style-name="ch2">
          <text:p>Ripartizione ruoli Programmazione</text:p>
        </chart:title>
        <chart:legend chart:legend-position="end" svg:x="11.057cm" svg:y="1.495cm" chart:style-name="ch3"/>
        <chart:plot-area chart:style-name="ch4" table:cell-range-address="Tabella1.A45:Tabella1.B51" chart:data-source-has-labels="both" svg:x="0.279cm" svg:y="0.943cm" svg:width="10.499cm" svg:height="5.178cm" dr3d:transform="matrix (1 0 0 0 0.5 -0.866025403784439 0 0.866025403784439 0.5 0cm 0cm 0cm)" dr3d:vrp="(0 0 87591.2408759124)" dr3d:projection="perspective" dr3d:distance="4.2cm" dr3d:focal-length="6710.886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Tabella1.A46:Tabella1.A5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Tabella1.B46:Tabella1.B51" chart:label-cell-address="Tabella1.B45:Tabella1.B4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</text:p>
              </table:table-cell>
            </table:table-row>
          </table:table-header-rows>
          <table:table-rows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sponsabile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3.996cm" svg:height="6.376cm" chart:class="chart:circle" chart:style-name="ch1">
        <chart:title svg:x="4.511cm" svg:y="0.127cm" chart:style-name="ch2">
          <text:p>Ripartizione ruoli Verifica</text:p>
        </chart:title>
        <chart:legend chart:legend-position="end" svg:x="11.057cm" svg:y="1.495cm" chart:style-name="ch3"/>
        <chart:plot-area chart:style-name="ch4" table:cell-range-address="Tabella1.A57:Tabella1.B63" chart:data-source-has-labels="both" svg:x="0.279cm" svg:y="0.943cm" svg:width="10.499cm" svg:height="5.178cm" dr3d:transform="matrix (1 0 0 0 0.5 -0.866025403784439 0 0.866025403784439 0.5 0cm 0cm 0cm)" dr3d:vrp="(0 0 87591.2408759124)" dr3d:projection="perspective" dr3d:distance="4.2cm" dr3d:focal-length="6710.886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Tabella1.A58:Tabella1.A6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Tabella1.B58:Tabella1.B63" chart:label-cell-address="Tabella1.B57:Tabella1.B5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</text:p>
              </table:table-cell>
            </table:table-row>
          </table:table-header-rows>
          <table:table-rows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sponsabile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09">
                <text:p>1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